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withoutfill">
      <style:graphic-properties svg:stroke-width="0.04cm" draw:marker-start="Arrow_20_concave" draw:marker-start-width="0.32cm" draw:marker-end-width="0.32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Arial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color="#000000" style:font-name="Arial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317cm" svg:y="0.23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17.759cm" svg:y1="10.598cm" svg:x2="20.177cm" svg:y2="8.547cm">
          <text:p/>
        </draw:line>
        <draw:frame draw:style-name="gr3" draw:text-style-name="P3" draw:layer="layout" svg:width="3.348cm" svg:height="1.115cm" svg:x="19.491cm" svg:y="7.542cm">
          <draw:text-box>
            <text:p text:style-name="P1"><text:span text:style-name="T1">Long ta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9-09-17T13:43:50.014960055</dc:date>
    <meta:editing-duration>PT20H59M8S</meta:editing-duration>
    <meta:editing-cycles>56</meta:editing-cycles>
    <meta:generator>LibreOffice/5.1.6.2$Linux_X86_64 LibreOffice_project/10m0$Build-2</meta:generator>
    <meta:document-statistic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draw:stroke="none" draw:fill-color="#808080" draw:opacity="50%" dr3d:edge-rounding="5%"/>
      <style:text-properties fo:font-size="14pt" fo:font-weight="bold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bar" chart:style-name="ch1">
        <chart:plot-area chart:style-name="ch2" chart:data-source-has-labels="both" svg:x="1.846cm" svg:y="0.29cm" svg:width="20.107cm" svg:height="12.553cm">
          <chartooo:coordinate-region svg:x="3.87cm" svg:y="0.29cm" svg:width="16.652cm" svg:height="11.694cm"/>
          <chart:axis chart:dimension="x" chart:name="primary-x" chart:style-name="ch3" chartooo:axis-type="auto">
            <chartooo:date-scale/>
            <chart:title svg:x="0.451cm" svg:y="8.348cm" chart:style-name="ch4">
              <text:p># of projects</text:p>
            </chart:title>
            <chart:categories table:cell-range-address="local-table.$A$2:.$A$8"/>
          </chart:axis>
          <chart:axis chart:dimension="y" chart:name="primary-y" chart:style-name="ch5">
            <chart:title svg:x="10.117cm" svg:y="13.134cm" chart:style-name="ch6">
              <text:p># of libraries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5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[0-10]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[11-20]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[21-50]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[51-75]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[76-100]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[101-200]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&gt;200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